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5305in"/>
    </style:style>
    <style:style style:name="TableColumn5" style:family="table-column">
      <style:table-column-properties style:column-width="1.7625in"/>
    </style:style>
    <style:style style:name="TableColumn6" style:family="table-column">
      <style:table-column-properties style:column-width="1.3027in"/>
    </style:style>
    <style:style style:name="TableColumn7" style:family="table-column">
      <style:table-column-properties style:column-width="1.6972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olumn72" style:family="table-column">
      <style:table-column-properties style:column-width="1.9027in"/>
    </style:style>
    <style:style style:name="TableColumn73" style:family="table-column">
      <style:table-column-properties style:column-width="1.5201in"/>
    </style:style>
    <style:style style:name="TableColumn74" style:family="table-column">
      <style:table-column-properties style:column-width="1.2527in"/>
    </style:style>
    <style:style style:name="TableColumn75" style:family="table-column">
      <style:table-column-properties style:column-width="1.6173in"/>
    </style:style>
    <style:style style:name="Table71" style:family="table">
      <style:table-properties style:width="6.293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fo:font-weight="bold" style:font-weight-asian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" style:parent-style-name="Standard" style:family="paragraph">
      <style:paragraph-properties fo:text-align="center"/>
      <style:text-properties fo:font-weight="bold" style:font-weight-asian="bold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fo:font-weight="bold" style:font-weight-asian="bold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-complex="Calibri" fo:color="#000000"/>
    </style:style>
    <style:style style:name="P88" style:parent-style-name="Standard" style:family="paragraph">
      <style:paragraph-properties fo:text-align="center"/>
    </style:style>
    <style:style style:name="T89" style:parent-style-name="Absatz-Standardschriftart" style:family="text">
      <style:text-properties style:font-name-complex="Calibri" fo:color="#00000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99" style:parent-style-name="Absatz-Standardschriftart" style:family="text">
      <style:text-properties style:font-name-complex="Calibri" fo:color="#000000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Lagerverwaltung</text:p>
      <text:p text:style-name="P2"/>
      <text:p text:style-name="Standard">1. Testnummer: Lager -1</text:p>
      <text:p text:style-name="Standard">2. Datum: 26.6.2016</text:p>
      <text:p text:style-name="Standard">3. Zu testende Klassen:<text:s/>LagerTableModel, LagerVerwaltungsFrame, ProduktBearbeitenFrame, ProduktHinzufügenFrame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Neues Produkt anlegen</text:p>
          </table:table-cell>
          <table:table-cell table:style-name="TableCell20">
            <text:p text:style-name="P21">x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fehlende Eingaben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mehr als 1000 Produkte auf Lager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/>
          </table:table-cell>
          <table:table-cell table:style-name="TableCell42">
            <text:p text:style-name="P43">Bug behoben</text:p>
          </table:table-cell>
        </table:table-row>
        <table:table-row table:style-name="TableRow44">
          <table:table-cell table:style-name="TableCell45">
            <text:p text:style-name="P46">Produkt bearbeiten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Produkt löschen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neues Produkt im Kassenframe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Standard"/>
      <text:p text:style-name="Standard">5. Nichtfunktionale Anforderungen: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estfall</text:p>
          </table:table-cell>
          <table:table-cell table:style-name="TableCell79">
            <text:p text:style-name="P80">erfolgreich</text:p>
          </table:table-cell>
          <table:table-cell table:style-name="TableCell81">
            <text:p text:style-name="P82">nicht<text:s/>erfolgreich</text:p>
          </table:table-cell>
          <table:table-cell table:style-name="TableCell83">
            <text:p text:style-name="P84">Anmerkungen</text:p>
          </table:table-cell>
        </table:table-row>
        <table:table-row table:style-name="TableRow85">
          <table:table-cell table:style-name="TableCell86">
            <text:p text:style-name="P87">Funktionale Anforderung<text:s/></text:p>
            <text:p text:style-name="P88"><text:span text:style-name="T89">F-4: Lagerbestand</text:span></text:p>
          </table:table-cell>
          <table:table-cell table:style-name="TableCell90">
            <text:p text:style-name="P91">x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Zuverlässigkeitsanforderung R-2: Plausibilität</text:span>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Zumindest Preis muss in festem Format eingegeben werden</text:p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14:00Z</meta:creation-date>
    <dc:date>2016-07-08T12:16:00Z</dc:date>
    <meta:template xlink:href="Normal.dotm" xlink:type="simple"/>
    <meta:editing-cycles>3</meta:editing-cycles>
    <meta:editing-duration>PT0S</meta:editing-duration>
    <meta:document-statistic meta:page-count="1" meta:paragraph-count="1" meta:word-count="95" meta:character-count="696" meta:row-count="5" meta:non-whitespace-character-count="602"/>
  </office:meta>
</office:document-meta>
</file>